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372d4" officeooo:paragraph-rsid="001372d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ũ Quang Minh</text:p>
      <text:p text:style-name="P2">18110150</text:p>
      <text:p text:style-name="P2"/>
      <text:p text:style-name="P2">dongvat(X):-dongvat_anthit(X);dongvat_anco(X).</text:p>
      <text:p text:style-name="P2">dongvat_anco(de). <text:s text:c="26"/>% Dê là động vật ăn cỏ.</text:p>
      <text:p text:style-name="P2">dongvat_hungdu(soi). <text:s text:c="23"/>% Chó sói là động vật hung dữ.</text:p>
      <text:p text:style-name="P2">dongvat_anthit(X):-dongvat_hungdu(X). <text:s text:c="11"/>% Động vật hung dữ là động vật ăn thịt.</text:p>
      <text:p text:style-name="P2">an(X,co):-dongvat_anco(X). <text:s text:c="17"/>% động vật ăn cỏ thi an co.</text:p>
      <text:p text:style-name="P2">an(X,thit):-dongvat_anthit(X). <text:s text:c="13"/>% động vật ăn thịt thì ăn thịt</text:p>
      <text:p text:style-name="P2">an(X,Y):-dongvat_anthit(X),dongvat_anco(Y). <text:s text:c="5"/>% Động vật ăn thịt ăn các động vật ăn cỏ</text:p>
      <text:p text:style-name="P2">uong(X,nuoc):-dongvat_anthit(X);dongvat_anco(X). % Động vật ăn thịt và an co deu uống nước</text:p>
      <text:p text:style-name="P2">tieuthu(X,Y):-dongvat(X),(an(X,Y);uong(X,Y)). %Một động vật tiêu thụ cái mà nó uống hoặc cái mà nó ăn.</text:p>
      <text:p text:style-name="P2"/>
      <text:p text:style-name="P2">?-Dongvat_hungdu(X). (Có động vật hung dữ nào không)</text:p>
      <text:p text:style-name="P2">X=soi</text:p>
      <text:p text:style-name="P2">?-Tieuthu(soi,Y). (Nó tiêu thụ cái gì)</text:p>
      <text:p text:style-name="P2">Y=thit</text:p>
      <text:p text:style-name="P2">Y=de</text:p>
      <text:p text:style-name="P2">Y=nu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5:31:24.389710145</meta:creation-date>
    <dc:date>2021-01-06T15:41:40.249920698</dc:date>
    <meta:editing-duration>PT10M17S</meta:editing-duration>
    <meta:editing-cycles>1</meta:editing-cycles>
    <meta:document-statistic meta:table-count="0" meta:image-count="0" meta:object-count="0" meta:page-count="1" meta:paragraph-count="17" meta:word-count="108" meta:character-count="833" meta:non-whitespace-character-count="647"/>
    <meta:generator>LibreOffice/6.0.7.3$Linux_X86_64 LibreOffice_project/00m0$Build-3</meta:generator>
  </office:meta>
</office:document-meta>
</file>